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4" style:family="paragraph" style:parent-style-name="Standard" style:master-page-name="Standard">
      <style:paragraph-properties fo:margin-top="0in" fo:margin-bottom="0in" loext:contextual-spacing="false" style:page-number="1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fo:color="#1155cc" style:text-underline-style="solid" style:text-underline-width="auto" style:text-underline-color="font-color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GIT</text:span></text:p>
      <text:p text:style-name="P1"/>
      <text:p text:style-name="P1">1- Para instalarlo:</text:p>
      <text:p text:style-name="P1"/>
      <text:p text:style-name="P1"><text:span text:style-name="T2">sudo apt-get install git</text:span></text:p>
      <text:p text:style-name="P1"/>
      <text:p text:style-name="P1">2- Vincular nuestro correo a git:</text:p>
      <text:p text:style-name="P1"/>
      <text:p text:style-name="P1"><text:span text:style-name="T2">git config --global user.email “</text:span><text:a xlink:type="simple" xlink:href="mailto:carlosgarcia@fptxurdinaga.com" text:style-name="Internet_20_link" text:visited-style-name="Visited_20_Internet_20_Link"><text:span text:style-name="T3">carlosgarcia@fptxurdinaga.com</text:span></text:a><text:span text:style-name="T2">”</text:span></text:p>
      <text:p text:style-name="P1"/>
      <text:p text:style-name="P1">3- Iniciamos y creamos el repositorio dentro del directorio de trabajo:</text:p>
      <text:p text:style-name="P1"/>
      <text:p text:style-name="P1"><text:span text:style-name="T2">git init</text:span></text:p>
      <text:p text:style-name="P1"/>
      <text:p text:style-name="P1">4- Hacemos la primera copia:</text:p>
      <text:p text:style-name="P1"/>
      <text:p text:style-name="P1"><text:span text:style-name="T2">git add .</text:span></text:p>
      <text:p text:style-name="P1"/>
      <text:p text:style-name="P1">5- Y consolidamos:</text:p>
      <text:p text:style-name="P1"/>
      <text:p text:style-name="P1"><text:span text:style-name="T2">git commit -m “primera consolidacion”</text:span></text:p>
      <text:p text:style-name="P1"/>
      <text:p text:style-name="P1">6- Para ver el registo de consolidaciones:</text:p>
      <text:p text:style-name="P1"/>
      <text:p text:style-name="P1"><text:span text:style-name="T2">git log</text:span></text:p>
      <text:p text:style-name="P1"><text:soft-page-break/></text:p>
      <text:p text:style-name="P1">7- Para ver el estado de git por si tenemos que hacer un “add” o una consolidación nueva:</text:p>
      <text:p text:style-name="P1"/>
      <text:p text:style-name="P1"><text:span text:style-name="T2">git status</text:span></text:p>
      <text:p text:style-name="P1"/>
      <text:p text:style-name="P1"/>
      <text:p text:style-name="P1"><text:span text:style-name="T1">GIT HUB</text:span></text:p>
      <text:p text:style-name="P2"/>
      <text:p text:style-name="P1"><text:span text:style-name="T2">Nos damos de alta en GitHub.com</text:span></text:p>
      <text:p text:style-name="P2"/>
      <text:p text:style-name="P1">8- Instalando GitHub:</text:p>
      <text:p text:style-name="P1"/>
      <text:p text:style-name="P1"><text:span text:style-name="T2">sudo apt-get install gith</text:span></text:p>
      <text:p text:style-name="P1"/>
      <text:p text:style-name="P1">9- Vinculamos a nuestro git (local) el nuevo directorio de trabajo (repositorio creado en la cuenta de GitHub):<text:span text:style-name="T2">**</text:span></text:p>
      <text:p text:style-name="P1"/>
      <text:p text:style-name="P1"><text:span text:style-name="T2">git remote add origin HTTPS:\\------------------</text:span></text:p>
      <text:p text:style-name="P1"/>
      <text:p text:style-name="P1"/>
      <text:p text:style-name="P1"/>
      <text:p text:style-name="P1">10- Pasamos el proyecto de Git a GitHub:</text:p>
      <text:p text:style-name="P1"/>
      <text:p text:style-name="P1"><text:span text:style-name="T2">git push -u origin master</text:span></text:p>
      <text:p text:style-name="P1"/>
      <text:p text:style-name="P1">11- Para recuperar un proyecto de GitHub:</text:p>
      <text:p text:style-name="P1"/>
      <text:p text:style-name="P1"><text:soft-page-break/><text:span text:style-name="T2">git clone HTTPS:\\--------------------</text:span></text:p>
      <text:p text:style-name="P1"/>
      <text:p text:style-name="P1">12- Para pasar a GitHub modificaciones:</text:p>
      <text:p text:style-name="P1"/>
      <text:p text:style-name="P1"><text:span text:style-name="T2">git push</text:span></text:p>
      <text:p text:style-name="P1"/>
      <text:p text:style-name="P1">13- Para traerte las modificaciones de otros compañeros(una vez hecho el clone):</text:p>
      <text:p text:style-name="P1"/>
      <text:p text:style-name="P1"><text:span text:style-name="T2">git pull</text:span></text:p>
      <text:p text:style-name="P1"/>
      <text:p text:style-name="P1"/>
      <text:p text:style-name="P1"/>
      <text:p text:style-name="P1"><text:span text:style-name="T2">**Si queremos cambiar la dirección vinculada de GitHub(el repositorio)</text:span></text:p>
      <text:p text:style-name="P3"/>
      <text:p text:style-name="P1">Primero vamos a ver que origin tenemos actualmente:</text:p>
      <text:p text:style-name="P1">$ git remote -v<text:line-break/>origin git.lopst.com:cust-proj1</text:p>
      <text:p text:style-name="P1">Ahora vamos a cambiar el origin a github.com:lopst/proj1.git por ejemplo:</text:p>
      <text:p text:style-name="P1">$ git remote rm origin<text:line-break/>$ git remote add origin git@github.com:repomio1/proj1.git<text:line-break/>$ git config master.remote origin<text:line-break/>$ git config master.merge refs/heads/master</text:p>
      <text:p text:style-name="P1">A continuanión, después de cambiar el origin hacemos push de los commits en el nuevo origin:</text:p>
      <text:p text:style-name="P1">git push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6" meta:word-count="233" meta:character-count="1483" meta:non-whitespace-character-count="1287"/>
    <meta:generator>LibreOfficeDev/5.1.0.3$Linux_X86_64 LibreOffice_project/</meta:generator>
  </office:meta>
</office:document-meta>
</file>